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charset="x-symbol"/>
    <style:font-face style:name="Symbol" svg:font-family="Symbol" style:font-family-generic="roman" style:font-charset="x-symbol"/>
    <style:font-face style:name="Calibri1" svg:font-family="Calibri" style:font-family-generic="roman"/>
    <style:font-face style:name="Segoe UI2" svg:font-family="'Segoe UI'" style:font-family-generic="roman"/>
    <style:font-face style:name="Segoe UI" svg:font-family="'Segoe UI'" style:font-family-generic="swiss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.0693in" fo:margin-bottom="0.0693in"/>
    </style:style>
    <style:style style:name="P2" style:family="paragraph" style:parent-style-name="Standard">
      <style:paragraph-properties fo:margin-top="0.0693in" fo:margin-bottom="0.0693in"/>
      <style:text-properties style:font-name="Times New Roman" fo:font-weight="bold" style:letter-kerning="true" style:font-weight-asian="bold"/>
    </style:style>
    <style:style style:name="P3" style:family="paragraph" style:parent-style-name="Standard">
      <style:paragraph-properties fo:margin-top="0.0693in" fo:margin-bottom="0.0693in"/>
      <style:text-properties style:font-name="Times New Roman" fo:font-size="13.5pt" fo:font-weight="bold" style:letter-kerning="true" style:font-size-asian="13.5pt" style:font-weight-asian="bold"/>
    </style:style>
    <style:style style:name="P4" style:family="paragraph" style:parent-style-name="Standard">
      <style:paragraph-properties fo:margin-top="0.0693in" fo:margin-bottom="0.0693in"/>
      <style:text-properties style:font-name="Times New Roman" style:letter-kerning="true"/>
    </style:style>
    <style:style style:name="P5" style:family="paragraph" style:parent-style-name="Standard">
      <style:paragraph-properties fo:margin-top="0.0693in" fo:margin-bottom="0.0693in"/>
      <style:text-properties style:font-name="Times New Roman" style:letter-kerning="true" text:display="true"/>
    </style:style>
    <style:style style:name="P6" style:family="paragraph" style:parent-style-name="Standard" style:list-style-name="L2">
      <style:paragraph-properties fo:margin-top="0.0693in" fo:margin-bottom="0.0693in"/>
    </style:style>
    <style:style style:name="P7" style:family="paragraph" style:parent-style-name="Standard" style:list-style-name="L3">
      <style:paragraph-properties fo:margin-top="0.0693in" fo:margin-bottom="0.0693in"/>
      <style:text-properties style:font-name="Times New Roman" style:letter-kerning="true"/>
    </style:style>
    <style:style style:name="P8" style:family="paragraph" style:parent-style-name="Standard" style:list-style-name="L4">
      <style:paragraph-properties fo:margin-top="0.0693in" fo:margin-bottom="0.0693in"/>
    </style:style>
    <style:style style:name="P9" style:family="paragraph" style:parent-style-name="Standard" style:list-style-name="L5">
      <style:paragraph-properties fo:margin-top="0.0693in" fo:margin-bottom="0.0693in"/>
    </style:style>
    <style:style style:name="P10" style:family="paragraph" style:parent-style-name="Standard" style:list-style-name="L6">
      <style:paragraph-properties fo:margin-top="0.0693in" fo:margin-bottom="0.0693in"/>
    </style:style>
    <style:style style:name="P11" style:family="paragraph" style:parent-style-name="Heading_20_1" style:list-style-name="L1" style:master-page-name="Standard">
      <style:paragraph-properties fo:margin-top="0.25in" fo:margin-bottom="0.0555in" style:page-number="auto"/>
    </style:style>
    <style:style style:name="P12" style:family="paragraph">
      <style:paragraph-properties fo:margin-left="0in" fo:margin-right="0in" fo:margin-top="0in" fo:margin-bottom="0in" style:line-height-at-least="0in" fo:text-align="start" fo:text-indent="0in" style:writing-mode="lr-tb"/>
    </style:style>
    <style:style style:name="P1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" fo:font-weight="bold" style:letter-kerning="true" style:font-weight-asian="bold"/>
    </style:style>
    <style:style style:name="T2" style:family="text">
      <style:text-properties style:font-name="Times New Roman" style:letter-kerning="true"/>
    </style:style>
    <style:style style:name="T3" style:family="text">
      <style:text-properties style:font-name="Times New Roman" style:letter-kerning="true" text:display="true"/>
    </style:style>
    <style:style style:name="T4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none" fo:font-style="normal" fo:text-shadow="none" style:text-underline-style="none" fo:font-weight="normal" style:letter-kerning="true" style:font-name-asian="Times New Roman" style:font-size-asian="10pt" style:font-style-asian="normal" style:font-weight-asian="normal" style:font-name-complex="Times New Roman" style:font-size-complex="10pt"/>
    </style:style>
    <style:style style:name="T5" style:family="text">
      <style:text-properties fo:color="#000000" style:text-outline="false" style:text-line-through-style="none" style:text-position="0% 100%" style:font-name="Segoe UI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Times New Roman" style:font-size-asian="10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style:num-prefix="·" text:bullet-char="·">
        <style:list-level-properties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style:num-prefix="·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style:num-prefix="·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style:num-prefix="·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848751141108216734" text:style-name="L1">
        <text:list-item>
          <text:h text:style-name="P11" text:outline-level="1">Pitch: Onafhankelijk Denk en Doe Instituut (ODDI)</text:h>
        </text:list-item>
      </text:list>
      <text:p text:style-name="P2">Investeren in Onafhankelijke Kennis voor het Algemeen Belang</text:p>
      <text:p text:style-name="P3">ODDI: Voor een Sterke en Rechtvaardige Samenleving</text:p>
      <text:p text:style-name="P1"><text:span text:style-name="T2">In een complexe wereld waarin beleidsmakers onder druk staan van kortetermijnbelangen en lobbygroepen, is onafhankelijk en breed gedragen advies essentieel</text:span><text:span text:style-name="T3"><office:annotation><dc:creator>Richard Zijlstra</dc:creator><dc:date>0-00-00T00:00:00.50</dc:date><text:p text:style-name="P12"><text:span text:style-name="T4">Advies... voor wat? Wat is de aanleiding? Wat is het probleem?</text:span></text:p></office:annotation></text:span><text:span text:style-name="T2">. Het Onafhankelijk Denk en Doe Instituut (ODDI) is een nieuw initiatief dat zich richt op de belangen van de normale Nederlander door middel van fundamenteel onderzoek en praktisch advies</text:span><text:span text:style-name="T2">. Wij bieden bestuurders en beleidsmakers ongevraagde en gevraagde inzichten die bijdragen aan een sociaal rechtvaardig en duurzaam </text:span><text:span text:style-name="T2"><office:annotation office:name="__Annotation__157_620980363"><dc:creator>Richard Zijlstra</dc:creator><dc:date>2025-03-25T16:05:39.72</dc:date><text:p text:style-name="P13"><text:span text:style-name="T6">Op veel / diverse Maatschappelijke Essentiele Vraagstukken.</text:span></text:p></office:annotation></text:span><text:span text:style-name="T2">Nederland</text:span><office:annotation-end office:name="__Annotation__157_620980363"/><text:span text:style-name="T2">.</text:span></text:p>
      <text:p text:style-name="P3">Een Unieke Organisatievorm</text:p>
      <text:p text:style-name="P4">ODDI is qua rol geinspireerd op het Santa Fé instituut, organisatorisch op het Viable Systems Model (VSM) en qua verantwoordelijkheid geïnspireerd door de Mondragon Cooperative Experience. Dit betekent dat:</text:p>
      <text:list xml:id="list7714917486859008727" text:style-name="L2">
        <text:list-item>
          <text:p text:style-name="P6"><text:span text:style-name="T1">Collectieve verantwoordelijkheid</text:span><text:span text:style-name="T2"> centraal staat: elke onderzoeker en medewerker deelt verantwoordelijkheid voor de kwaliteit en de impact van de adviezen.</text:span></text:p>
        </text:list-item>
        <text:list-item>
          <text:p text:style-name="P6"><text:span text:style-name="T1">Interne checks and balances</text:span><text:span text:style-name="T2"> zorgen voor breed gedragen adviezen, zonder individuele dominantie of externe beïnvloeding.</text:span></text:p>
        </text:list-item>
        <text:list-item>
          <text:p text:style-name="P6"><text:span text:style-name="T1">Besluitvorming</text:span><text:span text:style-name="T2"> plaatsvindt op basis van collectieve afstemming, met ingebouwde mechanismen voor kwaliteitsborging en toetsing.</text:span></text:p>
        </text:list-item>
      </text:list>
      <text:p text:style-name="P3">De Werkwijze</text:p>
      <text:p text:style-name="P4">ODDI heeft idealiter zo’n 250 onderzoekers en medewerkers die parttime werken (gemiddeld 50%) en multidisciplinair samenwerken. Hun taken bestaan uit:</text:p>
      <text:list xml:id="list5130144776635891200" text:style-name="L3">
        <text:list-item>
          <text:p text:style-name="P7">Onderzoek in alle publieke domeinen: van economie en zorg tot milieu en democratie.</text:p>
        </text:list-item>
        <text:list-item>
          <text:p text:style-name="P7">Advies op basis van bewezen kennis en praktijkervaring.</text:p>
        </text:list-item>
        <text:list-item>
          <text:p text:style-name="P7">Actieve communicatie richting besluitvormers en publiek om impact te maximaliseren.</text:p>
        </text:list-item>
        <text:list-item>
          <text:p text:style-name="P7">Met rechten van de mens als basis.</text:p>
        </text:list-item>
      </text:list>
      <text:p text:style-name="P3">Financieringsmodel: Onafhankelijkheid Gegarandeerd</text:p>
      <text:p text:style-name="P1"><text:span text:style-name="T2">ODDI wordt gefinancierd door donateurs, maar met een cruciale voorwaarde: </text:span><text:span text:style-name="T1">donateurs hebben geen enkele invloed op de inhoud van onderzoeken en adviezen</text:span><text:span text:style-name="T2">. Zij kunnen kiezen uit twee financieringsvormen:</text:span></text:p>
      <text:list xml:id="list6389753318936922207" text:style-name="L4">
        <text:list-item>
          <text:p text:style-name="P8"><text:span text:style-name="T1">€100.000 per jaar</text:span><text:span text:style-name="T2">: Hiermee wordt één onderzoeker/medewerker gefinancierd.</text:span></text:p>
        </text:list-item>
        <text:list-item>
          <text:p text:style-name="P8"><text:span text:style-name="T1">€10.000 of meer per jaar</text:span><text:span text:style-name="T2">: Voor aanvullende werkbudgetten, zoals data-aankoop of speciale projecten.</text:span></text:p>
        </text:list-item>
      </text:list>
      <text:p text:style-name="P3"><text:soft-page-break/>Waarborgen voor Kwaliteit en Impact</text:p>
      <text:p text:style-name="P4">Onze organisatie kent vier niveaus die zorgen voor een effectieve werking:</text:p>
      <text:list xml:id="list9185218636429068857" text:style-name="L5">
        <text:list-item>
          <text:p text:style-name="P9"><text:span text:style-name="T1">Onderzoeksgroepen</text:span><text:span text:style-name="T2">: Kleine teams met diverse expertisegebieden werken samen aan onderzoeken en adviesproducten.</text:span></text:p>
        </text:list-item>
        <text:list-item>
          <text:p text:style-name="P9"><text:span text:style-name="T1">Adviesraad van ODDI</text:span><text:span text:style-name="T2">: Intern gekozen orgaan dat de consistentie en kwaliteit van adviezen bewaakt.</text:span></text:p>
        </text:list-item>
        <text:list-item>
          <text:p text:style-name="P9"><text:span text:style-name="T1">Communicatie en Impact Team</text:span><text:span text:style-name="T2">: Zorgt voor strategische verspreiding van resultaten en actieve betrokkenheid van de samenleving en beleidsmakers.</text:span></text:p>
        </text:list-item>
        <text:list-item>
          <text:p text:style-name="P9"><text:span text:style-name="T1">Feedback &amp; Evaluatie Mechanisme</text:span><text:span text:style-name="T2">: Continue monitoring en evaluatie om de effectiviteit van ODDI te verbeteren.</text:span></text:p>
        </text:list-item>
      </text:list>
      <text:p text:style-name="P3">Waarom Nu?</text:p>
      <text:p text:style-name="P1"><text:span text:style-name="T2">Nederland heeft behoefte aan een onafhankelijke denkkracht die het algemeen belang dient zonder politieke of commerciële belangen. Door te investeren in ODDI draagt u bij aan een duurzame, eerlijke en leefbare samenleving, waarin wetenschappelijke inzichten en maatschappelijke betrokkenheid hand in hand </text:span><text:span text:style-name="T2"><office:annotation office:name="__Annotation__164_620980363"><dc:creator>Richard Zijlstra</dc:creator><dc:date>2025-03-25T16:08:59.05</dc:date><text:p text:style-name="P12"><text:span text:style-name="T5">Neutraliteit en objectiviteit staat voorop.</text:span></text:p></office:annotation></text:span><text:span text:style-name="T2">gaan</text:span><office:annotation-end office:name="__Annotation__164_620980363"/><text:span text:style-name="T2">.</text:span></text:p>
      <text:p text:style-name="P4">Wilt u bijdragen aan de toekomst van onafhankelijk en maatschappelijk relevant onderzoek? Neem contact met ons op en word een ODDI-partner.</text:p>
      <text:p text:style-name="P3">Initiatienemers</text:p>
      <text:p text:style-name="P1"><text:span text:style-name="T2">ODDI is een initiatief van Richard Dijkstra</text:span><text:span text:style-name="T2"> en Harold van Garderen. ODDI is de door STOPL (</text:span><text:span text:style-name="Internet_20_link"><text:span text:style-name="T2">www.stopl.nl</text:span></text:span><text:span text:style-name="T2">) beoogde onderzoeks/advies organisatie. ODDI is echter ook inhoudelijk onafhankelijk van STOPL als zal het programma wel met de Ambassadeurs van STOPL worden besproken. Ter advies. Niet ter goedkeuring. </text:span></text:p>
      <text:p text:style-name="P2">Bijlage: Inspirerende Voorbeelden en Referenties</text:p>
      <text:list xml:id="list583292910117848221" text:style-name="L6">
        <text:list-item>
          <text:p text:style-name="P10"><text:bookmark-start text:name="__DdeLink__171_620980363"/><text:span text:style-name="T1">Santa Fe Institute</text:span><text:bookmark-end text:name="__DdeLink__171_620980363"/><text:span text:style-name="T2"> – Onafhankelijk onderzoek naar complexe systemen. - </text:span><text:a xlink:type="simple" xlink:href="https://www.santafe.edu/" text:style-name="Internet_20_link" text:visited-style-name="Visited_20_Internet_20_Link"><text:span text:style-name="T2">https://www.santafe.edu/</text:span></text:a><text:span text:style-name="T2"> </text:span></text:p>
        </text:list-item>
        <text:list-item>
          <text:p text:style-name="P10"><text:bookmark-start text:name="__DdeLink__173_620980363"/><text:span text:style-name="T1">Mondragon Cooperative Experience</text:span><text:bookmark-end text:name="__DdeLink__173_620980363"/><text:span text:style-name="T2"> – Een coöperatief model dat collectieve verantwoordelijkheid borgt.</text:span></text:p>
        </text:list-item>
        <text:list-item>
          <text:p text:style-name="P10"><text:span text:style-name="T1">Viable Systems Model (VSM)</text:span><text:span text:style-name="T2"> – Organisatorisch model voor complexe en effectieve samenwerking.</text:span></text:p>
        </text:list-item>
      </text:list>
      <text:p text:style-name="P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charset="x-symbol"/>
    <style:font-face style:name="Symbol" svg:font-family="Symbol" style:font-family-generic="roman" style:font-charset="x-symbol"/>
    <style:font-face style:name="Calibri1" svg:font-family="Calibri" style:font-family-generic="roman"/>
    <style:font-face style:name="Segoe UI2" svg:font-family="'Segoe UI'" style:font-family-generic="roman"/>
    <style:font-face style:name="Segoe UI" svg:font-family="'Segoe UI'" style:font-family-generic="swiss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nl" fo:country="NL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fo:orphans="2" fo:widows="2" fo:hyphenation-ladder-count="no-limit" style:writing-mode="lr-tb"/>
      <style:text-properties style:use-window-font-color="true" style:font-name="Calibri" fo:font-size="12pt" fo:language="en" fo:country="none" style:letter-kerning="tru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25in" fo:margin-bottom="0.0555in" fo:keep-together="always" fo:keep-with-next="always"/>
      <style:text-properties fo:color="#008080" style:font-name="Calibri Light" fo:font-size="20pt" fo:font-weight="bold" style:font-size-asian="20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11in" fo:margin-bottom="0.0555in" fo:keep-together="always" fo:keep-with-next="always"/>
      <style:text-properties fo:color="#008080" style:font-name="Calibri Light" fo:font-size="16pt" style:font-size-asian="16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11in" fo:margin-bottom="0.0555in" fo:keep-together="always" fo:keep-with-next="always"/>
      <style:text-properties fo:color="#008080" fo:font-size="14pt" style:font-size-asian="14pt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0555in" fo:margin-bottom="0.028in" fo:keep-together="always" fo:keep-with-next="always"/>
      <style:text-properties fo:color="#008080" fo:font-style="italic" style:font-style-asian="italic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0555in" fo:margin-bottom="0.028in" fo:keep-together="always" fo:keep-with-next="always"/>
      <style:text-properties fo:color="#008080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028in" fo:margin-bottom="0in" fo:keep-together="always" fo:keep-with-next="always"/>
      <style:text-properties fo:color="#808080" fo:font-style="italic" style:font-style-asian="italic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028in" fo:margin-bottom="0in" fo:keep-together="always" fo:keep-with-next="always"/>
      <style:text-properties fo:color="#808080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in" fo:margin-bottom="0in" fo:keep-together="always" fo:keep-with-next="always"/>
      <style:text-properties fo:color="#000000" fo:font-style="italic" style:font-style-asian="italic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in" fo:margin-bottom="0in" fo:keep-together="always" fo:keep-with-next="always"/>
      <style:text-properties fo:color="#000000"/>
    </style:style>
    <style:style style:name="Title" style:family="paragraph" style:parent-style-name="Standard" style:next-style-name="Subtitle" style:class="chapter">
      <style:paragraph-properties fo:margin-top="0in" fo:margin-bottom="0.0555in" fo:text-align="start" style:justify-single-word="false"/>
      <style:text-properties style:font-name="Calibri Light" fo:font-size="28pt" fo:letter-spacing="-0.0071in" fo:font-weight="bold" style:letter-kerning="true" style:font-size-asian="28pt" style:font-weight-asian="bold"/>
    </style:style>
    <style:style style:name="Subtitle" style:family="paragraph" style:parent-style-name="Standard" style:next-style-name="Text_20_body" style:class="chapter">
      <style:paragraph-properties fo:margin-top="0in" fo:margin-bottom="0.111in" fo:text-align="start" style:justify-single-word="false"/>
      <style:text-properties fo:color="#808080" fo:font-size="14pt" fo:letter-spacing="0.0102in" fo:font-style="italic" style:font-size-asian="14pt" style:font-style-asian="italic"/>
    </style:style>
    <style:style style:name="Quote" style:family="paragraph" style:parent-style-name="Standard">
      <style:paragraph-properties fo:margin-top="0.111in" fo:margin-bottom="0.111in" fo:text-align="center" style:justify-single-word="false"/>
      <style:text-properties fo:color="#808080" fo:font-style="italic" style:font-style-asian="italic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Intense_20_Quote" style:display-name="Intense Quote" style:family="paragraph" style:parent-style-name="Standard">
      <style:paragraph-properties fo:margin-left="0.6in" fo:margin-right="0.6in" fo:margin-top="0.25in" fo:margin-bottom="0.25in" fo:text-align="center" style:justify-single-word="false" fo:text-indent="0in" style:auto-text-indent="false" fo:padding-left="0in" fo:padding-right="0in" fo:padding-top="0.139in" fo:padding-bottom="0.139in" fo:border-left="none" fo:border-right="none" fo:border-top="0.0071in solid #008080" fo:border-bottom="0.0071in solid #008080"/>
      <style:text-properties fo:color="#008080" fo:font-style="italic" style:font-style-asian="italic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Times New Roman" style:letter-kerning="true"/>
    </style:style>
    <style:style style:name="Absatz-Standardschriftart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8080" style:font-name="Calibri Light" fo:font-size="20pt" fo:font-weight="bold" style:font-size-asian="20pt" style:font-weight-asian="bold"/>
    </style:style>
    <style:style style:name="Heading_20_2_20_Char" style:display-name="Heading 2 Char" style:family="text" style:parent-style-name="Default_20_Paragraph_20_Font">
      <style:text-properties fo:color="#008080" style:font-name="Calibri Light" fo:font-size="16pt" style:font-size-asian="16pt"/>
    </style:style>
    <style:style style:name="Heading_20_3_20_Char" style:display-name="Heading 3 Char" style:family="text" style:parent-style-name="Default_20_Paragraph_20_Font">
      <style:text-properties fo:color="#008080" fo:font-size="14pt" style:font-size-asian="14pt"/>
    </style:style>
    <style:style style:name="Heading_20_4_20_Char" style:display-name="Heading 4 Char" style:family="text" style:parent-style-name="Default_20_Paragraph_20_Font">
      <style:text-properties fo:color="#008080" fo:font-style="italic" style:font-style-asian="italic"/>
    </style:style>
    <style:style style:name="Heading_20_5_20_Char" style:display-name="Heading 5 Char" style:family="text" style:parent-style-name="Default_20_Paragraph_20_Font">
      <style:text-properties fo:color="#008080"/>
    </style:style>
    <style:style style:name="Heading_20_6_20_Char" style:display-name="Heading 6 Char" style:family="text" style:parent-style-name="Default_20_Paragraph_20_Font">
      <style:text-properties fo:color="#808080" fo:font-style="italic" style:font-style-asian="italic"/>
    </style:style>
    <style:style style:name="Heading_20_7_20_Char" style:display-name="Heading 7 Char" style:family="text" style:parent-style-name="Default_20_Paragraph_20_Font">
      <style:text-properties fo:color="#808080"/>
    </style:style>
    <style:style style:name="Heading_20_8_20_Char" style:display-name="Heading 8 Char" style:family="text" style:parent-style-name="Default_20_Paragraph_20_Font">
      <style:text-properties fo:color="#000000" fo:font-style="italic" style:font-style-asian="italic"/>
    </style:style>
    <style:style style:name="Heading_20_9_20_Char" style:display-name="Heading 9 Char" style:family="text" style:parent-style-name="Default_20_Paragraph_20_Font">
      <style:text-properties fo:color="#000000"/>
    </style:style>
    <style:style style:name="Title_20_Char" style:display-name="Title Char" style:family="text" style:parent-style-name="Default_20_Paragraph_20_Font">
      <style:text-properties style:font-name="Calibri Light" fo:font-size="28pt" fo:letter-spacing="-0.0071in" style:letter-kerning="true" style:font-size-asian="28pt"/>
    </style:style>
    <style:style style:name="Subtitle_20_Char" style:display-name="Subtitle Char" style:family="text" style:parent-style-name="Default_20_Paragraph_20_Font">
      <style:text-properties fo:color="#808080" fo:font-size="14pt" fo:letter-spacing="0.0102in" style:font-size-asian="14pt"/>
    </style:style>
    <style:style style:name="Quote_20_Char" style:display-name="Quote Char" style:family="text" style:parent-style-name="Default_20_Paragraph_20_Font">
      <style:text-properties fo:color="#808080" fo:font-style="italic" style:font-style-asian="italic"/>
    </style:style>
    <style:style style:name="Intense_20_Emphasis" style:display-name="Intense Emphasis" style:family="text" style:parent-style-name="Default_20_Paragraph_20_Font">
      <style:text-properties fo:color="#008080" fo:font-style="italic" style:font-style-asian="italic"/>
    </style:style>
    <style:style style:name="Intense_20_Quote_20_Char" style:display-name="Intense Quote Char" style:family="text" style:parent-style-name="Default_20_Paragraph_20_Font">
      <style:text-properties fo:color="#008080" fo:font-style="italic" style:font-style-asian="italic"/>
    </style:style>
    <style:style style:name="Intense_20_Reference" style:display-name="Intense Reference" style:family="text" style:parent-style-name="Default_20_Paragraph_20_Font">
      <style:text-properties fo:font-variant="small-caps" fo:color="#008080" fo:letter-spacing="0.0035in" fo:font-weight="bold" style:font-weight-asian="bold"/>
    </style:style>
    <style:style style:name="Strong_20_Emphasis" style:display-name="Strong Emphasis" style:family="text" style:parent-style-name="Default_20_Paragraph_20_Font">
      <style:text-properties fo:font-weight="bold" style:font-weight-asian="bold"/>
    </style:style>
    <style:style style:name="Internet_20_link" style:display-name="Internet link" style:family="text" style:parent-style-name="Default_20_Paragraph_20_Font">
      <style:text-properties fo:color="#008080" fo:language="zxx" fo:country="none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808080"/>
    </style:style>
    <style:style style:name="ListLabel_20_1" style:display-name="ListLabel 1" style:family="text">
      <style:text-properties fo:font-size="10pt" style:font-size-asian="10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old van Garderen</meta:initial-creator>
    <meta:creation-date>2025-03-20T12:16:00</meta:creation-date>
    <dc:creator>Richard Zijlstra</dc:creator>
    <dc:date>2025-03-25T16:13:10.90</dc:date>
    <meta:editing-cycles>7</meta:editing-cycles>
    <meta:editing-duration>PT15M14S</meta:editing-duration>
    <meta:generator>OpenOffice/4.1.15$Win32 OpenOffice.org_project/4115m2$Build-9813</meta:generator>
    <meta:document-statistic meta:table-count="0" meta:image-count="0" meta:object-count="0" meta:page-count="2" meta:paragraph-count="34" meta:word-count="531" meta:character-count="3825"/>
    <meta:user-defined meta:name="AppVersion">16.0000</meta:user-defined>
    <meta:user-defined meta:name="Company">4vita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